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text-properties fo:font-weight="bold" style:font-weight-asian="bold" style:font-weight-complex="bold"/>
    </style:style>
    <style:style style:name="P3" style:family="paragraph" style:parent-style-name="Textkörper_20_Einrückung_20_Organon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1364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3">
        <text:h text:style-name="Heading_20_4" text:outline-level="4"><text:alphabetical-index-mark-start text:id="IMark92411092"/>Tags<text:alphabetical-index-mark-end text:id="IMark92411092"/></text:h>
        <text:p text:style-name="Textkörper_20_Einrückung_20_Organon">Tags-Kategorien sind frei konfigurierbar.</text:p>
        <text:p text:style-name="Textkörper_20_Einrückung_20_Organon"/>
        <text:list xml:id="list7880497265703266520" text:style-name="L1">
          <text:list-item>
            <text:p text:style-name="P1">Name und Breite (Ansicht im Organizer in cm) vorhandener Kategorien <text:span text:style-name="T1">werden</text:span> durch Änderung des Eintrages und anschließenden Klick auf „Übernehmen“ geändert.</text:p>
          </text:list-item>
          <text:list-item>
            <text:p text:style-name="P1">Für eine neue Kategorie tragen Sie Namen und Breite ein und wählen sie einen Kategorietypen aus. Es gibt fünf Typen:</text:p>
            <text:list>
              <text:list-item>
                <text:p text:style-name="P1">Text (Fließtext)</text:p>
              </text:list-item>
              <text:list-item>
                <text:p text:style-name="P1">Tag (Klassischer Tag, Sammlung einzelner Begriffe oder kurzer Ausdrücke)</text:p>
              </text:list-item>
              <text:list-item>
                <text:p text:style-name="P1">Bild (pro Kategorie nur ein Bild)</text:p>
              </text:list-item>
              <text:list-item>
                <text:p text:style-name="P1">Datum</text:p>
              </text:list-item>
              <text:list-item>
                <text:p text:style-name="P1">Zeit</text:p>
              </text:list-item>
            </text:list>
          </text:list-item>
          <text:list-item>
            <text:p text:style-name="P1">Um die Reihenfolge der Kategorien zu ändern, wählen Sie eine Kategorie aus und benutzen die Pfeiltasten.</text:p>
          </text:list-item>
          <text:list-item>
            <text:p text:style-name="P1">Die selektierte Kategorie wird mit „Kategorie löschen“ gelöscht.</text:p>
          </text:list-item>
          <text:list-item>
            <text:p text:style-name="P1">Die Darstellung des Datums kann mit der Auswahl unter Datumsformat geändert werden. Ein Datum muss immer entsprechend des Datumformats eingegeben werden.</text:p>
            <text:p text:style-name="P3"/>
          </text:list-item>
        </text:list>
        <text:p text:style-name="P2">Mit Klick auf „Bestätigung“ werden die Änderungen übernommen.</text:p>
        <text:p text:style-name="Textkörper_20_Einrückung_20_Organon"/>
        <text:p text:style-name="Textkörper_20_Einrückung_20_Organon">Es können von jedem Typen eine beliebige Anzahl an Kategorien erstellt werden.</text:p>
        <text:p text:style-name="Textkörper_20_Einrückung_20_Organon"/>
        <text:p text:style-name="Textkörper_20_Einrückung_20_Organon">Bildkategorien verlangsamen Organon und den Organizer, insbesondere wenn große Bilder genutzt werden. Z.Z. werden von den Bilder noch keine Thumbnails erstellt, die die Anzeige beschleunigen würden.</text:p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1:32.921000000</dc:date>
    <meta:editing-duration>P0D</meta:editing-duration>
    <meta:editing-cycles>1</meta:editing-cycles>
    <meta:document-statistic meta:table-count="0" meta:image-count="0" meta:object-count="0" meta:page-count="1" meta:paragraph-count="16" meta:word-count="167" meta:character-count="1115" meta:non-whitespace-character-count="974"/>
    <meta:generator>LibreOffice/5.0.4.2$Windows_x86 LibreOffice_project/2b9802c1994aa0b7dc6079e128979269cf95bc78</meta:generator>
  </office:meta>
</office:document-meta>
</file>